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7.62cm" svg:height="3.175cm" svg:x="6.588cm" svg:y="11.033cm">
          <text:p text:style-name="P1">ADK Mega 2560</text:p>
        </draw:rect>
        <draw:rect draw:style-name="gr1" draw:text-style-name="P1" xml:id="id1" draw:id="id1" draw:layer="layout" svg:width="13.335cm" svg:height="7.874cm" svg:x="4.429cm" svg:y="1.254cm">
          <text:p text:style-name="P1">Android Tablet</text:p>
        </draw:rect>
        <draw:rect draw:style-name="gr1" draw:text-style-name="P1" xml:id="id6" draw:id="id6" draw:layer="layout" svg:width="1.905cm" svg:height="1.651cm" svg:x="2.016cm" svg:y="24.241cm">
          <text:p text:style-name="P1">Servo</text:p>
          <text:p text:style-name="P1">Board</text:p>
        </draw:rect>
        <draw:rect draw:style-name="gr1" draw:text-style-name="P1" xml:id="id4" draw:id="id4" draw:layer="layout" svg:width="3.81cm" svg:height="4.826cm" svg:x="1.254cm" svg:y="16.367cm">
          <text:p text:style-name="P1">Arduino</text:p>
          <text:p text:style-name="P1">Uno</text:p>
        </draw:rect>
        <draw:rect draw:style-name="gr1" draw:text-style-name="P1" xml:id="id3" draw:id="id3" draw:layer="layout" svg:width="3.81cm" svg:height="4.826cm" svg:x="6.207cm" svg:y="16.367cm">
          <text:p text:style-name="P1">Arduino</text:p>
          <text:p text:style-name="P1">Uno</text:p>
        </draw:rect>
        <draw:rect draw:style-name="gr1" draw:text-style-name="P1" xml:id="id5" draw:id="id5" draw:layer="layout" svg:width="3.81cm" svg:height="4.826cm" svg:x="16.621cm" svg:y="16.494cm">
          <text:p text:style-name="P1">Arduino</text:p>
          <text:p text:style-name="P1">Uno</text:p>
        </draw:rect>
        <draw:rect draw:style-name="gr1" draw:text-style-name="P1" xml:id="id7" draw:id="id7" draw:layer="layout" svg:width="3.048cm" svg:height="1.27cm" svg:x="6.461cm" svg:y="24.622cm">
          <text:p text:style-name="P1">LED's</text:p>
        </draw:rect>
        <draw:rect draw:style-name="gr1" draw:text-style-name="P1" xml:id="id8" draw:id="id8" draw:layer="layout" svg:width="2.921cm" svg:height="2.286cm" svg:x="17.129cm" svg:y="24.114cm">
          <text:p text:style-name="P1">Motor</text:p>
          <text:p text:style-name="P1">Driver</text:p>
        </draw:rect>
        <draw:connector draw:style-name="gr2" draw:text-style-name="P1" draw:layer="layout" draw:type="curve" svg:x1="11.096cm" svg:y1="9.128cm" svg:x2="10.398cm" svg:y2="11.033cm" draw:start-shape="id1" draw:start-glue-point="2" draw:end-shape="id2" draw:end-glue-point="0" svg:d="m11096 9128c0 1429-698 477-698 1905">
          <text:p/>
        </draw:connector>
        <draw:connector draw:style-name="gr2" draw:text-style-name="P1" draw:layer="layout" draw:type="curve" svg:x1="10.398cm" svg:y1="14.208cm" svg:x2="8.112cm" svg:y2="16.367cm" draw:start-shape="id2" draw:start-glue-point="2" draw:end-shape="id3" draw:end-glue-point="0" svg:d="m10398 14208c0 1620-2286 541-2286 2159">
          <text:p/>
        </draw:connector>
        <draw:connector draw:style-name="gr2" draw:text-style-name="P1" draw:layer="layout" draw:type="curve" svg:x1="6.588cm" svg:y1="12.62cm" svg:x2="3.159cm" svg:y2="16.367cm" draw:start-shape="id2" draw:start-glue-point="3" draw:end-shape="id4" draw:end-glue-point="0" svg:d="m6588 12620c-2286 0-3429 1249-3429 3747">
          <text:p/>
        </draw:connector>
        <draw:connector draw:style-name="gr2" draw:text-style-name="P1" draw:layer="layout" draw:type="curve" svg:x1="14.208cm" svg:y1="12.62cm" svg:x2="18.526cm" svg:y2="16.494cm" draw:start-shape="id2" draw:start-glue-point="1" draw:end-shape="id5" draw:end-glue-point="0" svg:d="m14208 12620c2879 0 4318 1291 4318 3874">
          <text:p/>
        </draw:connector>
        <draw:connector draw:style-name="gr2" draw:text-style-name="P1" draw:layer="layout" draw:type="curve" svg:x1="3.159cm" svg:y1="21.193cm" svg:x2="2.968cm" svg:y2="24.241cm" draw:start-shape="id4" draw:start-glue-point="2" draw:end-shape="id6" draw:end-glue-point="0" svg:d="m3159 21193c0 2286-191 762-191 3048">
          <text:p/>
        </draw:connector>
        <draw:connector draw:style-name="gr2" draw:text-style-name="P1" draw:layer="layout" draw:type="curve" svg:x1="8.112cm" svg:y1="21.193cm" svg:x2="7.985cm" svg:y2="24.622cm" draw:start-shape="id3" draw:start-glue-point="2" draw:end-shape="id7" draw:end-glue-point="0" svg:d="m8112 21193c0 2572-127 858-127 3429">
          <text:p/>
        </draw:connector>
        <draw:connector draw:style-name="gr2" draw:text-style-name="P1" draw:layer="layout" draw:type="curve" svg:x1="18.526cm" svg:y1="21.32cm" svg:x2="18.589cm" svg:y2="24.114cm" draw:start-shape="id5" draw:start-glue-point="2" draw:end-shape="id8" draw:end-glue-point="0" svg:d="m18526 21320c0 2095 63 699 63 2794">
          <text:p/>
        </draw:connector>
        <draw:rect draw:style-name="gr1" draw:text-style-name="P1" xml:id="id9" draw:id="id9" draw:layer="layout" svg:width="3.81cm" svg:height="4.826cm" svg:x="11.668cm" svg:y="16.367cm">
          <text:p text:style-name="P1">Arduino</text:p>
          <text:p text:style-name="P1">Uno</text:p>
        </draw:rect>
        <draw:rect draw:style-name="gr1" draw:text-style-name="P1" xml:id="id10" draw:id="id10" draw:layer="layout" svg:width="3.048cm" svg:height="1.27cm" svg:x="11.922cm" svg:y="24.622cm">
          <text:p text:style-name="P1">Sensors</text:p>
        </draw:rect>
        <draw:connector draw:style-name="gr2" draw:text-style-name="P1" draw:layer="layout" draw:type="curve" svg:x1="13.573cm" svg:y1="21.193cm" svg:x2="13.446cm" svg:y2="24.622cm" draw:start-shape="id9" draw:start-glue-point="2" draw:end-shape="id10" draw:end-glue-point="0" svg:d="m13573 21193c0 2572-127 858-127 3429">
          <text:p/>
        </draw:connector>
        <draw:connector draw:style-name="gr2" draw:text-style-name="P1" draw:layer="layout" draw:type="curve" svg:x1="10.398cm" svg:y1="14.208cm" svg:x2="13.573cm" svg:y2="16.367cm" draw:start-shape="id2" draw:start-glue-point="2" draw:end-shape="id9" draw:end-glue-point="0" svg:d="m10398 14208c0 1620 3175 541 3175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Frank</meta:initial-creator>
    <meta:creation-date>2014-02-15T15:31:27.77</meta:creation-date>
    <dc:date>2014-02-16T13:37:22.98</dc:date>
    <dc:creator>Joshua Frank</dc:creator>
    <meta:editing-duration>PT10M19S</meta:editing-duration>
    <meta:editing-cycles>2</meta:editing-cycles>
    <meta:generator>OpenOffice.org/3.4.1$Win32 OpenOffice.org_project/341m1$Build-9593</meta:generator>
    <meta:document-statistic meta:object-count="19"/>
  </office:meta>
</office:document-meta>
</file>